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0000004009762F25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fr1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Logo" text:anchor-type="char" svg:y="0cm" svg:width="3.493cm" svg:height="3.493cm" draw:z-index="0"><draw:image xlink:href="Pictures/1000000000000400000004009762F25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0T17:45:08.318917912</meta:creation-date>
    <dc:date>2025-04-28T18:40:31.586125226</dc:date>
    <meta:editing-duration>PT4M28S</meta:editing-duration>
    <meta:editing-cycles>2</meta:editing-cycles>
    <meta:generator>LibreOffice/24.2.7.2$Linux_X86_64 LibreOffice_project/420$Build-2</meta:generator>
    <meta:keyword>odt template replace image  php</meta:keyword>
    <dc:coverage>This document showcases how to replace an image within an ODT template based on frame name.</dc:coverage>
    <dc:subject>Replacing images dynamically inside ODT documents</dc:subject>
    <dc:title>Sample 5 - Image Replacement</dc:title>
    <meta:document-statistic meta:table-count="0" meta:image-count="1" meta:object-count="0" meta:page-count="1" meta:paragraph-count="0" meta:word-count="0" meta:character-count="0" meta:non-whitespace-character-count="0"/>
  </office:meta>
</office:document-meta>
</file>